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e_20_Dotte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justify" draw:textarea-vertical-align="middle" draw:auto-grow-height="false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e6e6ff" draw:textarea-horizontal-align="justify" draw:textarea-vertical-align="middle" draw:auto-grow-height="false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Symmetric_20_Arrow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none" draw:fill-color="#e6e6ff" draw:textarea-horizontal-align="justify" draw:textarea-vertical-align="middle" draw:auto-grow-height="false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Ultrafine_20_Dashed" svg:stroke-width="0.101cm" svg:stroke-color="#0066cc" draw:marker-start="" draw:marker-start-width="0.45cm" draw:marker-start-center="false" draw:marker-end="Symmetric_20_Arrow" draw:marker-end-width="0.45cm" draw:marker-end-center="false" draw:fill="solid" draw:fill-color="#00b8ff" draw:textarea-horizontal-align="center" draw:textarea-vertical-align="middle" fo:padding-top="0.049cm" fo:padding-bottom="0.049cm" fo:padding-left="0.049cm" fo:padding-right="0.04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Ultrafine_20_Dashed" svg:stroke-color="#000000" draw:marker-end="Symmetric_20_Arrow" draw:marker-end-width="0.3cm" draw:textarea-horizontal-align="center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1cm" fo:min-width="2.728cm"/>
    </style:style>
    <style:style style:name="gr13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solid" draw:fill-color="#ccccff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hatch" draw:fill-color="#c0c0c0" draw:fill-hatch-name="Black_20_-45_20_Degrees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dash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1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cc" draw:textarea-vertical-align="middle" draw:auto-grow-height="false" fo:min-height="0.75cm" fo:min-width="0.499cm" draw:shadow="hidden" draw:shadow-offset-x="0.3cm" draw:shadow-offset-y="0.3cm" draw:shadow-color="#808080"/>
    </style:style>
    <style:style style:name="gr20" style:family="graphic" style:parent-style-name="standard">
      <style:graphic-properties draw:stroke="solid" svg:stroke-width="0.101cm" svg:stroke-color="#0000ff" draw:marker-start="" draw:marker-start-width="0.45cm" draw:marker-start-center="false" draw:marker-end="Symmetric_20_Arrow" draw:marker-end-width="0.45cm" draw:marker-end-center="false" draw:fill="solid" draw:fill-color="#00b8ff" draw:textarea-horizontal-align="center" draw:textarea-vertical-align="middle" fo:padding-top="0.049cm" fo:padding-bottom="0.049cm" fo:padding-left="0.049cm" fo:padding-right="0.049cm" draw:shadow="hidden" draw:shadow-offset-x="0.3cm" draw:shadow-offset-y="0.3cm" draw:shadow-color="#808080"/>
    </style:style>
    <style:style style:name="gr21" style:family="graphic" style:parent-style-name="standard">
      <style:graphic-properties draw:stroke="dash" draw:stroke-dash="Ultrafine_20_Dashed" svg:stroke-width="0cm" svg:stroke-color="#000000" draw:marker-start="" draw:marker-start-width="0.3cm" draw:marker-start-center="false" draw:marker-end="Symmetric_20_Arrow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8.507cm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stroke="none" draw:fill="none" fo:min-height="0.424cm"/>
    </style:style>
    <style:style style:name="gr26" style:family="graphic" style:parent-style-name="standard">
      <style:graphic-properties svg:stroke-color="#0066cc" draw:marker-end="Symmetric_20_Arrow" draw:marker-end-width="0.3cm" draw:textarea-horizontal-align="center" draw:textarea-vertical-align="middle"/>
    </style:style>
    <style:style style:name="gr27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4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606cm"/>
    </style:style>
    <style:style style:name="gr31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32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cm" fo:min-width="2.606cm"/>
    </style:style>
    <style:style style:name="gr34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6.22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6.073cm"/>
    </style:style>
    <style:style style:name="gr3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6e6ff" draw:opacity="100%" draw:textarea-horizontal-align="center" draw:textarea-vertical-align="middle" draw:shadow="hidden" draw:shadow-offset-x="0.3cm" draw:shadow-offset-y="0.3cm" draw:shadow-color="#808080" draw:shadow-opacity="100%"/>
    </style:style>
    <style:style style:name="gr38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537cm"/>
    </style:style>
    <style:style style:name="gr4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4.5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4.74cm"/>
    </style:style>
    <style:style style:name="gr43" style:family="graphic" style:parent-style-name="standard">
      <style:graphic-properties draw:stroke="none" draw:fill="none" fo:min-height="0.5cm"/>
    </style:style>
    <style:style style:name="gr44" style:family="graphic" style:parent-style-name="standard">
      <style:graphic-properties svg:stroke-color="#0066cc" draw:marker-start="Dimension_20_Lines" draw:marker-end="Symmetric_20_Arrow" draw:marker-end-width="0.3cm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4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1.12cm"/>
    </style:style>
    <style:style style:name="gr47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fo:min-height="0cm" fo:min-width="0cm" fo:wrap-option="no-wrap"/>
    </style:style>
    <style:style style:name="gr4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9" style:family="graphic" style:parent-style-name="standard">
      <style:graphic-properties draw:stroke="dash" draw:stroke-dash="Ultrafine_20_Dashed" draw:marker-start="Symmetric_20_Arrow" draw:marker-end="" draw:marker-end-width="0.3cm" draw:textarea-horizontal-align="center" draw:textarea-vertical-align="middle"/>
    </style:style>
    <style:style style:name="gr50" style:family="graphic" style:parent-style-name="standard">
      <style:graphic-properties svg:stroke-color="#0066cc" draw:marker-start="Symmetric_20_Arrow" draw:marker-end="" draw:marker-end-width="0.3cm" draw:textarea-horizontal-align="center" draw:textarea-vertical-align="middle"/>
    </style:style>
    <style:style style:name="gr51" style:family="graphic" style:parent-style-name="standard">
      <style:graphic-properties svg:stroke-color="#0066cc" draw:textarea-horizontal-align="center" draw:textarea-vertical-align="middle"/>
    </style:style>
    <style:style style:name="gr52" style:family="graphic" style:parent-style-name="standard">
      <style:graphic-properties draw:stroke="solid" draw:stroke-dash="Ultrafine_20_Dashed" svg:stroke-color="#0066cc" draw:marker-start="" draw:marker-end="" draw:marker-end-width="0.3cm" draw:textarea-horizontal-align="center" draw:textarea-vertical-align="middl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horndale" style:font-family-generic="roman" style:font-pitch="variable" fo:font-size="10pt" fo:font-style="normal" fo:text-shadow="none" style:text-underline-style="none" fo:font-weight="normal" style:font-family-asian="'HG Mincho Light J'" style:font-pitch-asian="variable" style:font-size-asian="10pt" style:font-style-asian="normal" style:font-weight-asian="normal" style:font-family-complex="'Arial Unicode MS'" style:font-pitch-complex="variable" style:font-size-complex="10pt" style:font-style-complex="normal" style:font-weight-complex="normal" style:font-relief="none"/>
    </style:style>
    <style:style style:name="P4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horndale" style:font-family-generic="roman" style:font-pitch="variable" fo:font-size="9pt" fo:font-style="normal" fo:text-shadow="none" style:text-underline-style="none" fo:font-weight="normal" style:font-family-asian="'HG Mincho Light J'" style:font-pitch-asian="variable" style:font-size-asian="9pt" style:font-style-asian="normal" style:font-weight-asian="normal" style:font-family-complex="'Arial Unicode MS'" style:font-pitch-complex="variable" style:font-size-complex="9pt" style:font-style-complex="normal" style:font-weight-complex="normal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horndale" style:font-family-generic="roman" style:font-pitch="variable" fo:font-size="8pt" fo:font-style="normal" fo:text-shadow="none" style:text-underline-style="none" fo:font-weight="normal" style:font-family-asian="'HG Mincho Light J'" style:font-pitch-asian="variable" style:font-size-asian="8pt" style:font-style-asian="normal" style:font-weight-asian="normal" style:font-family-complex="'Arial Unicode MS'" style:font-pitch-complex="variable" style:font-size-complex="8pt" style:font-style-complex="normal" style:font-weight-complex="normal" style:font-relief="none"/>
    </style:style>
    <style:style style:name="P6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0.5pt" style:font-size-asian="10.5pt" style:font-size-complex="10.5pt"/>
    </style:style>
    <style:style style:name="P10" style:family="paragraph">
      <style:paragraph-properties fo:text-align="center"/>
      <style:text-properties fo:color="#0066cc" fo:font-size="11pt" fo:font-weight="bold" style:font-size-asian="11pt" style:font-weight-asian="bold" style:font-size-complex="11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66cc" fo:font-size="11pt" fo:font-weight="bold" style:font-size-asian="11pt" style:font-weight-asian="bold" style:font-size-complex="11pt" style:font-weight-complex="bold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/>
    </style:style>
    <style:style style:name="P16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10pt" fo:font-style="normal" fo:text-shadow="none" style:text-underline-style="none" fo:font-weight="normal" style:font-family-asian="'HG Mincho Light J'" style:font-pitch-asian="variable" style:font-size-asian="10pt" style:font-style-asian="normal" style:font-weight-asian="normal" style:font-family-complex="'Arial Unicode MS'" style:font-pitch-complex="variable" style:font-size-complex="10pt" style:font-style-complex="normal" style:font-weight-complex="normal" style:font-relief="none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0066cc" fo:font-size="8pt" fo:font-weight="bold" style:font-size-asian="8pt" style:font-weight-asian="bold" style:font-size-complex="8pt" style:font-weight-complex="bold"/>
    </style:style>
    <style:style style:name="P20" style:family="paragraph">
      <style:text-properties fo:color="#0066cc"/>
    </style:style>
    <style:style style:name="P21" style:family="paragraph">
      <style:paragraph-properties fo:text-align="center"/>
      <style:text-properties fo:color="#0066cc" fo:font-size="10pt" fo:font-weight="bold" style:font-size-asian="10pt" style:font-weight-asian="bold" style:font-size-complex="10pt" style:font-weight-complex="bold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indent="0cm"/>
      <style:text-properties fo:font-size="10pt"/>
    </style:style>
    <style:style style:name="P24" style:family="paragraph">
      <style:paragraph-properties fo:text-align="start"/>
      <style:text-properties fo:font-size="10pt" style:font-size-asian="10pt" style:font-size-complex="10pt"/>
    </style:style>
    <style:style style:name="P25" style:family="paragraph"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horndale" style:font-family-generic="roman" style:font-pitch="variable" fo:font-size="8pt" fo:font-style="normal" fo:text-shadow="none" style:text-underline-style="none" fo:font-weight="bold" style:font-family-asian="'HG Mincho Light J'" style:font-pitch-asian="variable" style:font-size-asian="8pt" style:font-style-asian="normal" style:font-weight-asian="bold" style:font-family-complex="'Arial Unicode MS'" style:font-pitch-complex="variable" style:font-size-complex="24pt" style:font-style-complex="normal" style:font-weight-complex="normal" style:font-relief="none"/>
    </style:style>
    <style:style style:name="P27" style:family="paragraph">
      <style:paragraph-properties fo:text-align="end"/>
    </style:style>
    <style:style style:name="P28" style:family="paragraph">
      <style:paragraph-properties fo:text-align="end"/>
      <style:text-properties fo:font-size="10pt" style:font-size-asian="10pt" style:font-size-complex="10pt"/>
    </style:style>
    <style:style style:name="P29" style:family="paragraph">
      <style:paragraph-properties fo:text-align="end"/>
      <style:text-properties fo:font-size="10.5pt" style:font-size-asian="10.5pt" style:font-size-complex="10.5pt"/>
    </style:style>
    <style:style style:name="P30" style:family="paragraph">
      <style:text-properties fo:font-size="20pt" style:font-size-asian="20pt" style:font-size-complex="20pt"/>
    </style:style>
    <style:style style:name="P31" style:family="paragraph">
      <style:paragraph-properties fo:margin-left="0cm" fo:margin-right="0cm" fo:text-indent="0cm"/>
      <style:text-properties fo:color="#0066cc" fo:font-size="10pt"/>
    </style:style>
    <style:style style:name="T1" style:family="text">
      <style:text-properties fo:color="#000000" style:text-outline="false" style:text-line-through-style="none" fo:font-family="Thorndale" style:font-family-generic="roman" style:font-pitch="variable" fo:font-size="10pt" fo:font-style="normal" fo:text-shadow="none" style:text-underline-style="none" fo:font-weight="normal" style:font-family-asian="'HG Mincho Light J'" style:font-pitch-asian="variable" style:font-size-asian="10pt" style:font-style-asian="normal" style:font-weight-asian="normal" style:font-family-complex="'Arial Unicode MS'" style:font-pitch-complex="variable" style:font-size-complex="10pt" style:font-style-complex="normal" style:font-weight-complex="normal" style:font-relief="none"/>
    </style:style>
    <style:style style:name="T2" style:family="text">
      <style:text-properties fo:color="#000000" style:text-outline="false" style:text-line-through-style="none" fo:font-family="Thorndale" style:font-family-generic="roman" style:font-pitch="variable" fo:font-size="9pt" fo:font-style="normal" fo:text-shadow="none" style:text-underline-style="none" fo:font-weight="normal" style:font-family-asian="'HG Mincho Light J'" style:font-pitch-asian="variable" style:font-size-asian="9pt" style:font-style-asian="normal" style:font-weight-asian="normal" style:font-family-complex="'Arial Unicode MS'" style:font-pitch-complex="variable" style:font-size-complex="9pt" style:font-style-complex="normal" style:font-weight-complex="normal" style:font-relief="non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66cc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66cc" style:text-outline="false" style:text-line-through-style="none" fo:font-family="Thorndale" style:font-family-generic="roman" style:font-pitch="variable" fo:font-size="8pt" fo:font-style="normal" fo:text-shadow="none" style:text-underline-style="none" fo:font-weight="bold" style:font-family-asian="'HG Mincho Light J'" style:font-pitch-asian="variable" style:font-size-asian="8pt" style:font-style-asian="normal" style:font-weight-asian="bold" style:font-family-complex="'Arial Unicode MS'" style:font-pitch-complex="variable" style:font-size-complex="8pt" style:font-style-complex="normal" style:font-weight-complex="bold" style:font-relief="none"/>
    </style:style>
    <style:style style:name="T9" style:family="text">
      <style:text-properties fo:color="#0066cc" fo:font-size="10pt" style:font-size-asian="10pt" style:font-size-complex="10pt"/>
    </style:style>
    <style:style style:name="T10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66cc" fo:font-size="10.5pt" style:font-size-asian="10.5pt" style:font-size-complex="10.5pt"/>
    </style:style>
    <style:style style:name="T15" style:family="text">
      <style:text-properties fo:color="#000000" fo:font-size="10.5pt" style:font-size-asian="10.5pt" style:font-size-complex="10.5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66cc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rect draw:style-name="gr1" draw:text-style-name="P1" draw:layer="layout" svg:width="3.491cm" svg:height="4.7cm" svg:x="1.909cm" svg:y="9.1cm">
          <text:p/>
        </draw:rect>
        <draw:custom-shape draw:style-name="gr2" draw:text-style-name="P3" draw:layer="layout" svg:width="3.247cm" svg:height="0.74cm" svg:x="9.2cm" svg:y="9.92cm">
          <text:p text:style-name="P2"><text:span text:style-name="T1">WAL_2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draw:layer="layout" svg:width="3.217cm" svg:height="1.339cm" svg:x="2.101cm" svg:y="12.013cm">
          <text:p text:style-name="P2"><text:span text:style-name="T1">アーカイブログ領域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6.347cm" svg:y1="9.754cm" svg:x2="20cm" svg:y2="9.744cm">
          <text:p/>
        </draw:line>
        <draw:custom-shape draw:style-name="gr2" draw:text-style-name="P4" draw:layer="layout" svg:width="3.579cm" svg:height="0.883cm" svg:x="2cm" svg:y="13.204cm">
          <text:p text:style-name="P2"><text:span text:style-name="T2">WA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107cm" svg:height="0.74cm" svg:x="12.449cm" svg:y="9.921cm">
          <text:p text:style-name="P2"><text:span text:style-name="T1">WAL_3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xml:id="id1" draw:id="id1" draw:layer="layout" svg:width="3.106cm" svg:height="0.74cm" svg:x="6.088cm" svg:y="9.921cm">
          <text:p text:style-name="P2"><text:span text:style-name="T2">WAL_1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2" draw:id="id2" draw:layer="layout" svg:width="3.1cm" svg:height="0.743cm" svg:x="6.9cm" svg:y="12.959cm">
          <text:p text:style-name="P2"><text:span text:style-name="T2">WAL_1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6" draw:layer="layout" svg:x1="7.641cm" svg:y1="10.618cm" svg:x2="8.45cm" svg:y2="12.959cm" draw:start-shape="id1" draw:start-glue-point="6" draw:end-shape="id2" draw:end-glue-point="4" svg:d="M7641 10618v1192h809v1149">
          <text:p/>
        </draw:connector>
        <draw:frame draw:style-name="gr7" draw:layer="layout" svg:width="0.502cm" svg:height="1.386cm" svg:x="2.94cm" svg:y="9.7cm">
          <draw:text-box>
            <text:p/>
          </draw:text-box>
        </draw:frame>
        <draw:custom-shape draw:style-name="gr8" draw:text-style-name="P8" draw:layer="layout" svg:width="3cm" svg:height="2.5cm" svg:x="2.1cm" svg:y="9.3cm">
          <text:p text:style-name="P7"><text:span text:style-name="T3"/></text:p>
          <text:p text:style-name="P7"><text:span text:style-name="T3">WAL</text:span><text:span text:style-name="T3">ログ</text:span></text:p>
          <text:p text:style-name="P7"><text:span text:style-name="T3">pg_xlog</text:span></text:p>
          <text:p text:style-name="P7"><text:span text:style-name="T3">データ領域</text:span></text:p>
          <text:p text:style-name="P7"><text:span text:style-name="T3">base/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1" draw:text-style-name="P1" draw:layer="layout" svg:width="3.491cm" svg:height="2.899cm" svg:x="3.41cm" svg:y="3.501cm">
          <text:p/>
        </draw:rect>
        <draw:custom-shape draw:style-name="gr2" draw:text-style-name="P4" draw:layer="layout" svg:width="2.756cm" svg:height="0.743cm" svg:x="11.053cm" svg:y="4.321cm">
          <text:p text:style-name="P2"><text:span text:style-name="T2">0000000100000003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7.848cm" svg:y1="4.157cm" svg:x2="19.576cm" svg:y2="4.145cm">
          <text:p/>
        </draw:line>
        <draw:custom-shape draw:style-name="gr2" draw:text-style-name="P4" draw:layer="layout" svg:width="2.758cm" svg:height="0.741cm" svg:x="14.191cm" svg:y="4.322cm">
          <text:p text:style-name="P2"><text:span text:style-name="T2">0000000100000004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5" xml:id="id3" draw:id="id3" draw:layer="layout" svg:width="2.756cm" svg:height="0.741cm" svg:x="7.816cm" svg:y="4.322cm">
          <text:p text:style-name="P2"><text:span text:style-name="T2">0000000100000002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layer="layout" svg:width="0.502cm" svg:height="1.386cm" svg:x="4.441cm" svg:y="4.101cm">
          <draw:text-box>
            <text:p/>
          </draw:text-box>
        </draw:frame>
        <draw:custom-shape draw:style-name="gr8" draw:text-style-name="P8" draw:layer="layout" svg:width="3cm" svg:height="2.5cm" svg:x="3.601cm" svg:y="3.701cm">
          <text:p text:style-name="P7"><text:span text:style-name="T3"/></text:p>
          <text:p text:style-name="P7"><text:span text:style-name="T3">WAL</text:span><text:span text:style-name="T3">ログ</text:span></text:p>
          <text:p text:style-name="P7"><text:span text:style-name="T3">pg_xlog</text:span></text:p>
          <text:p text:style-name="P7"><text:span text:style-name="T3">データ領域</text:span></text:p>
          <text:p text:style-name="P7"><text:span text:style-name="T3">base/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9" draw:layer="layout" svg:width="1cm" svg:height="1cm" svg:x="12cm" svg:y="2.9cm">
          <text:p text:style-name="P7"><text:span text:style-name="T4">書き込み中</text:span></text:p>
          <text:p text:style-name="P7"><text:span text:style-name="T4"/></text:p>
          <text:p text:style-name="P7"><text:span text:style-name="T4"/></text:p>
          <text:p text:style-name="P7"><text:span text:style-name="T4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4" xml:id="id4" draw:id="id4" draw:layer="layout" svg:width="2.758cm" svg:height="0.741cm" svg:x="17.391cm" svg:y="4.323cm">
          <text:p text:style-name="P2"><text:span text:style-name="T2">0000000100000005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10" draw:layer="layout" draw:line-skew="0.336cm" svg:x1="9.194cm" svg:y1="5.02cm" svg:x2="18.77cm" svg:y2="5.021cm" draw:start-shape="id3" draw:start-glue-point="6" draw:end-shape="id4" draw:end-glue-point="6" svg:d="M9194 5020v880h9576v-879"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>使い終った</text:span><text:span text:style-name="T5">WAL</text:span><text:span text:style-name="T5">ログは </text:span><text:span text:style-name="T5">Rename</text:span><text:span text:style-name="T5">して再利用</text:span></text:p>
        </draw:connector>
        <draw:custom-shape draw:style-name="gr9" draw:text-style-name="P9" draw:layer="layout" svg:width="1cm" svg:height="1cm" svg:x="11.7cm" svg:y="8.6cm">
          <text:p text:style-name="P7"><text:span text:style-name="T4">書き込み中</text:span></text:p>
          <text:p text:style-name="P7"><text:span text:style-name="T4"/></text:p>
          <text:p text:style-name="P7"><text:span text:style-name="T4"/></text:p>
          <text:p text:style-name="P7"><text:span text:style-name="T4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xml:id="id5" draw:id="id5" draw:layer="layout" svg:width="3.106cm" svg:height="0.74cm" svg:x="15.594cm" svg:y="9.924cm">
          <text:p text:style-name="P2"><text:span text:style-name="T1">WAL_4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12" draw:layer="layout" svg:x1="8.643cm" svg:y1="10.62cm" svg:x2="17.147cm" svg:y2="10.621cm" draw:end-shape="id5" draw:end-glue-point="6" svg:d="M8643 10620v546h8504v-545"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>　　使い終った</text:span><text:span text:style-name="T5">WAL</text:span><text:span text:style-name="T5">ログは</text:span></text:p>
          <text:p text:style-name="P11"><text:span text:style-name="T5">　　アーカイブログ領域に</text:span><text:span text:style-name="T5">Copy</text:span><text:span text:style-name="T5">した後、</text:span></text:p>
          <text:p text:style-name="P11"><text:span text:style-name="T5">　　</text:span><text:span text:style-name="T5">Rename</text:span><text:span text:style-name="T5">して再利用</text:span></text:p>
        </draw:connector>
        <draw:custom-shape draw:style-name="gr11" draw:text-style-name="P7" draw:layer="layout" svg:width="0.385cm" svg:height="1.6cm" svg:x="19.178cm" svg:y="9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7" draw:layer="layout" svg:width="0.385cm" svg:height="1.04cm" svg:x="19.178cm" svg:y="12.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3" draw:layer="layout" svg:width="3.228cm" svg:height="2.856cm" svg:x="19.895cm" svg:y="10.253cm">
          <draw:text-box>
            <text:p><text:span text:style-name="T6">WAL</text:span><text:span text:style-name="T6">ログ</text:span></text:p>
            <text:p><text:span text:style-name="T6"/></text:p>
            <text:p><text:span text:style-name="T6"/></text:p>
            <text:p><text:span text:style-name="T6"/></text:p>
            <text:p><text:span text:style-name="T6">アーカイブログ</text:span></text:p>
          </draw:text-box>
        </draw:frame>
        <draw:line draw:style-name="gr13" draw:text-style-name="P7" draw:layer="layout" svg:x1="18.5cm" svg:y1="1.5cm" svg:x2="3cm" svg:y2="7.5cm">
          <text:p/>
        </draw:line>
        <draw:line draw:style-name="gr13" draw:text-style-name="P7" draw:layer="layout" svg:x1="18.5cm" svg:y1="7.5cm" svg:x2="3cm" svg:y2="1.5cm">
          <text:p/>
        </draw:line>
        <presentation:notes draw:style-name="dp2">
          <draw:page-thumbnail draw:style-name="gr14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rect draw:style-name="gr15" draw:text-style-name="P8" draw:layer="layout" svg:width="4.8cm" svg:height="0.6cm" svg:x="9cm" svg:y="4.4cm">
          <text:p/>
        </draw:rect>
        <draw:rect draw:style-name="gr16" draw:text-style-name="P6" draw:layer="layout" svg:width="12.5cm" svg:height="3.4cm" svg:x="9.2cm" svg:y="9.6cm">
          <text:p/>
        </draw:rect>
        <draw:rect draw:style-name="gr17" draw:text-style-name="P14" draw:layer="layout" svg:width="4cm" svg:height="3.3cm" svg:x="9.2cm" svg:y="9.7cm">
          <text:p text:style-name="P7"><text:span text:style-name="T7">ベースバックアップ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</draw:rect>
        <draw:rect draw:style-name="gr1" draw:text-style-name="P1" draw:layer="layout" svg:width="3.491cm" svg:height="3.51cm" svg:x="3.409cm" svg:y="5.3cm">
          <text:p/>
        </draw:rect>
        <draw:line draw:style-name="gr4" draw:text-style-name="P1" draw:layer="layout" svg:x1="7.5cm" svg:y1="4.931cm" svg:x2="21.967cm" svg:y2="4.918cm">
          <text:p/>
        </draw:line>
        <draw:custom-shape draw:style-name="gr2" draw:text-style-name="P4" xml:id="id6" draw:id="id6" draw:layer="layout" svg:width="4cm" svg:height="0.66cm" svg:x="13.852cm" svg:y="5.881cm">
          <text:p text:style-name="P2"><text:span text:style-name="T2">WA_2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3" draw:layer="layout" svg:width="3.217cm" svg:height="1.183cm" svg:x="3.601cm" svg:y="7.431cm">
          <text:p text:style-name="P2"><text:span text:style-name="T1">アーカイブログ領域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7.531cm" svg:y1="5.736cm" svg:x2="22cm" svg:y2="5.725cm">
          <text:p/>
        </draw:line>
        <draw:line draw:style-name="gr4" draw:text-style-name="P1" draw:layer="layout" svg:x1="7.531cm" svg:y1="6.777cm" svg:x2="22cm" svg:y2="6.766cm">
          <text:p/>
        </draw:line>
        <draw:line draw:style-name="gr4" draw:text-style-name="P1" draw:layer="layout" svg:x1="7.531cm" svg:y1="8.023cm" svg:x2="22cm" svg:y2="8.01cm">
          <text:p/>
        </draw:line>
        <draw:line draw:style-name="gr18" draw:text-style-name="P1" draw:layer="layout" svg:x1="9.072cm" svg:y1="5.011cm" svg:x2="9.064cm" svg:y2="8.609cm">
          <text:p/>
        </draw:line>
        <draw:custom-shape draw:style-name="gr19" draw:text-style-name="P1" draw:layer="layout" svg:width="2.778cm" svg:height="1.575cm" draw:transform="rotate (-1.57673044625257) translate (12.106cm 6.828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4" draw:text-style-name="P1" draw:layer="layout" svg:x1="13.808cm" svg:y1="3cm" svg:x2="13.819cm" svg:y2="4.89cm">
          <text:p/>
        </draw:line>
        <draw:line draw:style-name="gr18" draw:text-style-name="P1" draw:layer="layout" svg:x1="13.828cm" svg:y1="5.012cm" svg:x2="13.822cm" svg:y2="8.61cm">
          <text:p/>
        </draw:line>
        <draw:custom-shape draw:style-name="gr2" draw:text-style-name="P4" xml:id="id7" draw:id="id7" draw:layer="layout" svg:width="4cm" svg:height="0.66cm" svg:x="17.394cm" svg:y="7.665cm">
          <text:p text:style-name="P2"><text:span text:style-name="T2">WAL_2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6" draw:layer="layout" svg:x1="15.852cm" svg:y1="6.502cm" svg:x2="19.394cm" svg:y2="7.665cm" draw:start-shape="id6" draw:start-glue-point="6" draw:end-shape="id7" svg:d="M15852 6502v602h3542v561">
          <text:p/>
        </draw:connector>
        <draw:custom-shape draw:style-name="gr2" draw:text-style-name="P4" xml:id="id8" draw:id="id8" draw:layer="layout" svg:width="4cm" svg:height="0.74cm" svg:x="17.563cm" svg:y="10.872cm">
          <text:p text:style-name="P2"><text:span text:style-name="T2">WAL_2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1" draw:text-style-name="P6" draw:layer="layout" draw:line-skew="-0.587cm" svg:x1="19.394cm" svg:y1="8.286cm" svg:x2="19.563cm" svg:y2="10.872cm" draw:start-shape="id7" draw:start-glue-point="6" draw:end-shape="id8" draw:end-glue-point="4" svg:d="M19394 8286v726h169v1860">
          <text:p/>
        </draw:connector>
        <draw:rect draw:style-name="gr22" draw:text-style-name="P16" draw:layer="layout" svg:width="3.516cm" svg:height="0.562cm" svg:x="3.356cm" svg:y="4.49cm">
          <text:p text:style-name="P15"><text:span text:style-name="T1">postgres</text:span><text:span text:style-name="T1">プロセス</text:span></text:p>
        </draw:rect>
        <draw:custom-shape draw:style-name="gr2" draw:text-style-name="P4" xml:id="id9" draw:id="id9" draw:layer="layout" svg:width="4cm" svg:height="0.66cm" svg:x="9.815cm" svg:y="5.882cm">
          <text:p text:style-name="P2"><text:span text:style-name="T2">WAL_1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xml:id="id10" draw:id="id10" draw:layer="layout" svg:width="4cm" svg:height="0.66cm" svg:x="12.854cm" svg:y="7.667cm">
          <text:p text:style-name="P2"><text:span text:style-name="T2">WAL_1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6" draw:layer="layout" svg:x1="11.815cm" svg:y1="6.503cm" svg:x2="14.854cm" svg:y2="7.667cm" draw:start-shape="id9" draw:start-glue-point="6" draw:end-shape="id10" draw:end-glue-point="4" svg:d="M11815 6503v602h3039v562">
          <text:p/>
        </draw:connector>
        <draw:custom-shape draw:style-name="gr2" draw:text-style-name="P4" xml:id="id11" draw:id="id11" draw:layer="layout" svg:width="4.06cm" svg:height="0.74cm" svg:x="13.368cm" svg:y="10.908cm">
          <text:p text:style-name="P2"><text:span text:style-name="T2">WAL_1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1" draw:text-style-name="P6" draw:layer="layout" draw:line-skew="-0.618cm" svg:x1="14.854cm" svg:y1="8.327cm" svg:x2="15.398cm" svg:y2="10.908cm" draw:start-shape="id10" draw:end-shape="id11" draw:end-glue-point="4" svg:d="M14854 8327v673h544v1908">
          <text:p/>
        </draw:connector>
        <draw:frame draw:style-name="gr7" draw:layer="layout" svg:width="0.502cm" svg:height="1.386cm" svg:x="4.44cm" svg:y="5.386cm">
          <draw:text-box>
            <text:p/>
          </draw:text-box>
        </draw:frame>
        <draw:custom-shape draw:style-name="gr8" draw:text-style-name="P8" draw:layer="layout" svg:width="3cm" svg:height="1.742cm" svg:x="3.6cm" svg:y="5.5cm">
          <text:p text:style-name="P7"><text:span text:style-name="T3">WAL</text:span><text:span text:style-name="T3">ログ</text:span></text:p>
          <text:p text:style-name="P7"><text:span text:style-name="T3">pg_xlog</text:span></text:p>
          <text:p text:style-name="P7"><text:span text:style-name="T3">データ領域</text:span></text:p>
          <text:p text:style-name="P7"><text:span text:style-name="T3">base/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3" draw:text-style-name="P17" draw:layer="layout" svg:width="9.007cm" svg:height="0.725cm" svg:x="6.813cm" svg:y="2.331cm">
          <draw:text-box>
            <text:p><text:span text:style-name="T3">pg_start_backup() <text:s text:c="15"/>pg_stop_backup()</text:span></text:p>
          </draw:text-box>
        </draw:frame>
        <draw:custom-shape draw:style-name="gr8" draw:text-style-name="P8" draw:layer="layout" svg:width="2.5cm" svg:height="0.442cm" svg:x="7.4cm" svg:y="6.682cm">
          <text:p text:style-name="P7"><text:span text:style-name="T3">backup_label</text:span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7" draw:layer="layout" svg:width="0.502cm" svg:height="1.386cm" svg:x="10.541cm" svg:y="11.201cm">
          <draw:text-box>
            <text:p/>
          </draw:text-box>
        </draw:frame>
        <draw:custom-shape draw:style-name="gr8" draw:text-style-name="P8" draw:layer="layout" svg:width="3cm" svg:height="1.901cm" svg:x="9.701cm" svg:y="11cm">
          <text:p text:style-name="P7"><text:span text:style-name="T3"/></text:p>
          <text:p text:style-name="P7"><text:span text:style-name="T3">データ領域</text:span></text:p>
          <text:p text:style-name="P7"><text:span text:style-name="T3">base/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8" draw:layer="layout" svg:width="2.5cm" svg:height="0.5cm" svg:x="9.9cm" svg:y="10.4cm">
          <text:p text:style-name="P7"><text:span text:style-name="T3">backup_label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4" draw:text-style-name="P19" draw:layer="layout" svg:width="4cm" svg:height="0.649cm" svg:x="9.5cm" svg:y="3.5cm">
          <text:p text:style-name="P18"><text:span text:style-name="T8">データベースクラスタ</text:span></text:p>
          <text:p text:style-name="P18"><text:span text:style-name="T8">をコピー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649.88752811797 30638.7692307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3.675cm" svg:y1="12.498cm" svg:x2="24cm" svg:y2="12.483cm">
          <text:p/>
        </draw:line>
        <draw:line draw:style-name="gr18" draw:text-style-name="P1" draw:layer="layout" svg:x1="17.9cm" svg:y1="4.5cm" svg:x2="17.923cm" svg:y2="8.327cm">
          <text:p/>
        </draw:line>
        <draw:line draw:style-name="gr4" draw:text-style-name="P1" draw:layer="layout" svg:x1="9.009cm" svg:y1="3.003cm" svg:x2="9.02cm" svg:y2="4.893cm">
          <text:p/>
        </draw:line>
        <draw:frame draw:style-name="gr25" draw:text-style-name="P20" draw:layer="layout" svg:width="3.676cm" svg:height="0.725cm" svg:x="16.524cm" svg:y="3.815cm">
          <draw:text-box>
            <text:p><text:span text:style-name="T9">時刻 </text:span><text:span text:style-name="T9">T</text:span><text:span text:style-name="T9">までの更新</text:span></text:p>
          </draw:text-box>
        </draw:frame>
        <draw:line draw:style-name="gr26" draw:text-style-name="P21" draw:layer="layout" svg:x1="14.3cm" svg:y1="10.2cm" svg:x2="21.3cm" svg:y2="10.2cm">
          <text:p text:style-name="P7"><text:span text:style-name="T10">時刻 </text:span><text:span text:style-name="T10">T </text:span><text:span text:style-name="T10">の更新までリカバリ</text:span></text:p>
          <text:p text:style-name="P7"><text:span text:style-name="T10"/></text:p>
          <text:p text:style-name="P7"><text:span text:style-name="T10"/></text:p>
        </draw:line>
        <draw:custom-shape draw:style-name="gr19" draw:text-style-name="P1" draw:layer="layout" svg:width="0.598cm" svg:height="0.575cm" draw:transform="rotate (-1.57673044625257) translate (15.825cm 11.80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" draw:layer="layout" svg:width="0.598cm" svg:height="0.574cm" draw:transform="rotate (-1.57673044625257) translate (19.443cm 11.80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27" draw:text-style-name="P7" draw:layer="layout" svg:x1="21.711cm" svg:y1="11.7cm" svg:x2="24.001cm" svg:y2="11.7cm">
          <text:p/>
        </draw:line>
        <draw:custom-shape draw:style-name="gr11" draw:text-style-name="P7" draw:layer="layout" svg:width="0.5cm" svg:height="12.35cm" draw:transform="rotate (-1.57166899142178) translate (21.5cm 13.193cm)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" draw:text-style-name="P17" draw:layer="layout" svg:width="2.974cm" svg:height="0.725cm" svg:x="14cm" svg:y="13.726cm">
          <draw:text-box>
            <text:p><text:span text:style-name="T3">リカバリモード</text:span></text:p>
          </draw:text-box>
        </draw:frame>
        <draw:custom-shape draw:style-name="gr9" draw:text-style-name="P8" draw:layer="layout" svg:width="3cm" svg:height="1cm" svg:x="22cm" svg:y="10.5cm">
          <text:p text:style-name="P7"><text:span text:style-name="T3">更新、検索可能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4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line draw:style-name="gr27" draw:text-style-name="P7" draw:layer="layout" svg:x1="4.131cm" svg:y1="2.6cm" svg:x2="11.631cm" svg:y2="2.6cm">
          <text:p/>
        </draw:line>
        <draw:frame draw:style-name="gr29" draw:text-style-name="P23" draw:layer="layout" svg:width="1.891cm" svg:height="0.725cm" svg:x="3.711cm" svg:y="1.761cm">
          <draw:text-box>
            <text:p text:style-name="P22"><text:span text:style-name="T11">11:00:00</text:span></text:p>
          </draw:text-box>
        </draw:frame>
        <draw:frame draw:style-name="gr29" draw:text-style-name="P23" draw:layer="layout" svg:width="1.891cm" svg:height="0.725cm" svg:x="7.395cm" svg:y="1.783cm">
          <draw:text-box>
            <text:p text:style-name="P22"><text:span text:style-name="T11">12:00:00</text:span></text:p>
          </draw:text-box>
        </draw:frame>
        <draw:frame draw:style-name="gr30" draw:text-style-name="P23" draw:layer="layout" svg:width="3.106cm" svg:height="0.725cm" svg:x="11.908cm" svg:y="2.284cm">
          <draw:text-box>
            <text:p text:style-name="P22"><text:span text:style-name="T11">TimeLine ID = 1</text:span></text:p>
          </draw:text-box>
        </draw:frame>
        <draw:line draw:style-name="gr31" draw:text-style-name="P7" draw:layer="layout" svg:x1="3.931cm" svg:y1="6.001cm" svg:x2="11.708cm" svg:y2="6.001cm">
          <text:p/>
        </draw:line>
        <draw:frame draw:style-name="gr29" draw:text-style-name="P23" draw:layer="layout" svg:width="1.891cm" svg:height="0.725cm" svg:x="3.711cm" svg:y="5.162cm">
          <draw:text-box>
            <text:p text:style-name="P22"><text:span text:style-name="T11">11:00:00</text:span></text:p>
          </draw:text-box>
        </draw:frame>
        <draw:frame draw:style-name="gr29" draw:text-style-name="P23" draw:layer="layout" svg:width="1.891cm" svg:height="0.725cm" svg:x="7.395cm" svg:y="5.184cm">
          <draw:text-box>
            <text:p text:style-name="P22"><text:span text:style-name="T11">12:00:00</text:span></text:p>
          </draw:text-box>
        </draw:frame>
        <draw:frame draw:style-name="gr30" draw:text-style-name="P23" draw:layer="layout" svg:width="3.106cm" svg:height="0.725cm" svg:x="14.608cm" svg:y="5.685cm">
          <draw:text-box>
            <text:p text:style-name="P22"><text:span text:style-name="T11">TimeLine ID = 2</text:span></text:p>
          </draw:text-box>
        </draw:frame>
        <draw:frame draw:style-name="gr29" draw:text-style-name="P23" draw:layer="layout" svg:width="1.891cm" svg:height="0.725cm" svg:x="10.76cm" svg:y="1.783cm">
          <draw:text-box>
            <text:p text:style-name="P22"><text:span text:style-name="T11">13:00:00</text:span></text:p>
          </draw:text-box>
        </draw:frame>
        <draw:line draw:style-name="gr27" draw:text-style-name="P7" draw:layer="layout" svg:x1="11.708cm" svg:y1="6cm" svg:x2="14.403cm" svg:y2="6cm">
          <text:p/>
        </draw:line>
        <draw:custom-shape draw:style-name="gr9" draw:text-style-name="P8" draw:layer="layout" svg:width="0.77cm" svg:height="1cm" svg:x="3.7cm" svg:y="3.5cm">
          <text:p text:style-name="P7"><text:span text:style-name="T3">ベースバックアップ</text:span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1" draw:layer="layout" svg:x1="11.66cm" svg:y1="2.554cm" svg:x2="11.631cm" svg:y2="6.004cm">
          <text:p/>
        </draw:line>
        <draw:custom-shape draw:style-name="gr9" draw:text-style-name="P8" draw:layer="layout" svg:width="0.77cm" svg:height="1cm" svg:x="7.707cm" svg:y="3.5cm">
          <text:p text:style-name="P7"><text:span text:style-name="T3">アーカイブログのコピー</text:span></text:p>
          <text:p text:style-name="P7"><text:span text:style-name="T3"/></text:p>
          <text:p text:style-name="P7"><text:span text:style-name="T3"/></text:p>
          <text:p text:style-name="P7"><text:span text:style-name="T3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2" draw:text-style-name="P7" draw:layer="layout" svg:x1="3.931cm" svg:y1="10.402cm" svg:x2="11.708cm" svg:y2="10.402cm">
          <text:p/>
        </draw:line>
        <draw:frame draw:style-name="gr29" draw:text-style-name="P23" draw:layer="layout" svg:width="1.891cm" svg:height="0.725cm" svg:x="3.711cm" svg:y="9.563cm">
          <draw:text-box>
            <text:p text:style-name="P22"><text:span text:style-name="T11">11:00:00</text:span></text:p>
          </draw:text-box>
        </draw:frame>
        <draw:frame draw:style-name="gr29" draw:text-style-name="P23" draw:layer="layout" svg:width="1.891cm" svg:height="0.725cm" svg:x="7.395cm" svg:y="9.585cm">
          <draw:text-box>
            <text:p text:style-name="P22"><text:span text:style-name="T11">12:00:00</text:span></text:p>
          </draw:text-box>
        </draw:frame>
        <draw:frame draw:style-name="gr33" draw:text-style-name="P23" draw:layer="layout" svg:width="3.106cm" svg:height="0.96cm" svg:x="14.608cm" svg:y="10.886cm">
          <draw:text-box>
            <text:p text:style-name="P22"><text:span text:style-name="T11">TimeLine ID = 2</text:span></text:p>
          </draw:text-box>
        </draw:frame>
        <draw:polyline draw:style-name="gr34" draw:text-style-name="P7" draw:layer="layout" svg:width="5.902cm" svg:height="0.699cm" svg:x="8.5cm" svg:y="10.4cm" svg:viewBox="0 0 5903 700" draw:points="5903,700 499,700 416,700 0,0">
          <text:p/>
        </draw:polyline>
        <draw:custom-shape draw:style-name="gr11" draw:text-style-name="P7" draw:layer="layout" svg:width="0.5cm" svg:height="6.998cm" draw:transform="rotate (-1.566607536591) translate (11.598cm 2.5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9" draw:layer="layout" svg:width="5.9cm" svg:height="1cm" svg:x="13.1cm" svg:y="4.5cm">
          <text:p text:style-name="P7"><text:span text:style-name="T4">リカバリ後、別システムとして稼働</text:span></text:p>
          <draw:enhanced-geometry svg:viewBox="0 0 21600 21600" draw:glue-points="10800 0 0 10800 10800 21600 21600 10800 ?f40 ?f41" draw:text-areas="0 0 21600 21600" draw:type="rectangular-callout" draw:modifiers="856.532791052364 32950.2497502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7.4cm" svg:height="1.2cm" svg:x="9.9cm" svg:y="8.5cm">
          <text:p text:style-name="P11"><text:span text:style-name="T3">recovery.conf</text:span><text:span text:style-name="T3">の</text:span><text:span text:style-name="T3">recovery_target_time</text:span><text:span text:style-name="T3">に</text:span></text:p>
          <text:p text:style-name="P11"><text:span text:style-name="T3">設定した時刻までリカバリした後、更新可能</text:span></text:p>
          <draw:enhanced-geometry svg:viewBox="0 0 21600 21600" draw:glue-points="10800 0 0 10800 10800 21600 21600 10800 ?f40 ?f41" draw:text-areas="0 0 21600 21600" draw:type="rectangular-callout" draw:modifiers="-4042.15646534252 34980.84929225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5" draw:text-style-name="P25" draw:layer="layout" svg:width="6.725cm" svg:height="0.818cm" svg:x="1.001cm" svg:y="7.015cm">
          <draw:text-box>
            <text:p><text:span text:style-name="T12">Point In Time Recovery</text:span><text:span text:style-name="T12">の例</text:span></text:p>
          </draw:text-box>
        </draw:frame>
        <draw:frame draw:style-name="gr36" draw:text-style-name="P25" draw:layer="layout" svg:width="6.573cm" svg:height="0.818cm" svg:x="1.001cm" svg:y="0.516cm">
          <draw:text-box>
            <text:p><text:span text:style-name="T12">リカバリと</text:span><text:span text:style-name="T12">TimeLineID</text:span><text:span text:style-name="T12">の関係</text:span></text:p>
          </draw:text-box>
        </draw:frame>
        <presentation:notes draw:style-name="dp2">
          <draw:page-thumbnail draw:style-name="gr14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office:forms form:automatic-focus="false" form:apply-design-mode="false"/>
        <draw:rect draw:style-name="gr37" draw:text-style-name="P16" draw:layer="layout" svg:width="0.955cm" svg:height="0.49cm" svg:x="16.545cm" svg:y="10.674cm">
          <text:p/>
        </draw:rect>
        <draw:rect draw:style-name="gr37" draw:text-style-name="P16" draw:layer="layout" svg:width="2.558cm" svg:height="0.489cm" svg:x="11.402cm" svg:y="7.5cm">
          <text:p/>
        </draw:rect>
        <draw:rect draw:style-name="gr37" draw:text-style-name="P16" draw:layer="layout" svg:width="2.557cm" svg:height="0.489cm" svg:x="13.988cm" svg:y="7.5cm">
          <text:p/>
        </draw:rect>
        <draw:rect draw:style-name="gr38" draw:text-style-name="P26" draw:layer="layout" svg:width="10.02cm" svg:height="0.506cm" svg:x="9.054cm" svg:y="7.5cm">
          <text:p/>
        </draw:rect>
        <draw:line draw:style-name="gr4" draw:text-style-name="P6" draw:layer="layout" svg:x1="16.495cm" svg:y1="5.749cm" svg:x2="16.495cm" svg:y2="7.189cm">
          <text:p/>
        </draw:line>
        <draw:frame draw:style-name="gr39" draw:text-style-name="P17" draw:layer="layout" svg:width="2.037cm" svg:height="0.727cm" svg:x="15.635cm" svg:y="4.964cm">
          <draw:text-box>
            <text:p><text:span text:style-name="T3">12:00:00</text:span></text:p>
          </draw:text-box>
        </draw:frame>
        <draw:line draw:style-name="gr40" draw:text-style-name="P7" draw:layer="layout" svg:x1="13.988cm" svg:y1="6.89cm" svg:x2="13.988cm" svg:y2="11.5cm">
          <text:p/>
        </draw:line>
        <draw:line draw:style-name="gr40" draw:text-style-name="P7" draw:layer="layout" svg:x1="16.545cm" svg:y1="7.09cm" svg:x2="16.545cm" svg:y2="11.14cm">
          <text:p/>
        </draw:line>
        <draw:frame draw:style-name="gr41" draw:text-style-name="P28" draw:layer="layout" svg:width="5.091cm" svg:height="1.292cm" svg:x="1.72cm" svg:y="7.302cm">
          <draw:text-box>
            <text:p text:style-name="P27"><text:span text:style-name="T3">元システムのアーカイブログ</text:span></text:p>
            <text:p text:style-name="P27"><text:span text:style-name="T13">TimeLineId = 1</text:span></text:p>
          </draw:text-box>
        </draw:frame>
        <draw:custom-shape draw:style-name="gr24" draw:text-style-name="P24" draw:layer="layout" svg:width="6.195cm" svg:height="0.876cm" svg:x="16.973cm" svg:y="6.127cm">
          <text:p text:style-name="P11"><text:span text:style-name="T3">recovery_target_time</text:span><text:span text:style-name="T3">で指定した</text:span></text:p>
          <text:p text:style-name="P11"><text:span text:style-name="T3">時刻までリカバリ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95.54551323434 34456.55644241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2" draw:text-style-name="P28" draw:layer="layout" svg:width="5.506cm" svg:height="1.292cm" svg:x="1.55cm" svg:y="10.502cm">
          <draw:text-box>
            <text:p text:style-name="P27"><text:span text:style-name="T3">リカバリ後に使用する</text:span><text:span text:style-name="T3">WAL</text:span><text:span text:style-name="T3">ログ</text:span></text:p>
            <text:p text:style-name="P27"><text:span text:style-name="T13">TimeLineId = 2</text:span></text:p>
          </draw:text-box>
        </draw:frame>
        <draw:line draw:style-name="gr40" draw:text-style-name="P7" draw:layer="layout" svg:x1="19.103cm" svg:y1="6.89cm" svg:x2="19.103cm" svg:y2="11.5cm">
          <text:p/>
        </draw:line>
        <draw:custom-shape draw:style-name="gr11" draw:text-style-name="P7" draw:layer="layout" svg:width="0.487cm" svg:height="5.117cm" draw:transform="rotate (1.56241874638503) translate (13.986cm 11.8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38" draw:text-style-name="P26" draw:layer="layout" svg:width="5.165cm" svg:height="0.506cm" svg:x="13.95cm" svg:y="10.662cm">
          <text:p/>
        </draw:rect>
        <draw:frame draw:style-name="gr43" draw:text-style-name="P29" draw:layer="layout" svg:width="5.925cm" svg:height="0.75cm" svg:x="13.272cm" svg:y="11.935cm">
          <draw:text-box>
            <text:p text:style-name="P27"><text:span text:style-name="T14">00000002</text:span><text:span text:style-name="T15">0000000000000007</text:span></text:p>
          </draw:text-box>
        </draw:frame>
        <draw:custom-shape draw:style-name="gr24" draw:text-style-name="P24" draw:layer="layout" svg:width="3.932cm" svg:height="0.876cm" svg:x="9.855cm" svg:y="5.597cm">
          <text:p text:style-name="P11"><text:span text:style-name="T3">ReDo</text:span><text:span text:style-name="T3">ポイントから</text:span></text:p>
          <text:p text:style-name="P11"><text:span text:style-name="T3">リカバリ開始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58.81006864989 43791.1060433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4" draw:text-style-name="P7" draw:layer="layout" svg:x1="11.425cm" svg:y1="7.3cm" svg:x2="16.597cm" svg:y2="7.3cm">
          <text:p/>
        </draw:line>
        <draw:custom-shape draw:style-name="gr11" draw:text-style-name="P7" draw:layer="layout" svg:width="0.487cm" svg:height="4.879cm" draw:transform="rotate (1.56241874638503) translate (9.045cm 8.50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3" draw:text-style-name="P29" draw:layer="layout" svg:width="5.926cm" svg:height="0.75cm" svg:x="8.1cm" svg:y="8.389cm">
          <draw:text-box>
            <text:p text:style-name="P27"><text:span text:style-name="T14">00000001</text:span><text:span text:style-name="T15">0000000000000006</text:span></text:p>
          </draw:text-box>
        </draw:frame>
        <draw:rect draw:style-name="gr38" draw:text-style-name="P26" draw:layer="layout" svg:width="4.67cm" svg:height="0.506cm" svg:x="19.115cm" svg:y="7.5cm">
          <text:p/>
        </draw:rect>
        <draw:frame draw:style-name="gr45" draw:text-style-name="P30" draw:layer="layout" svg:width="1.924cm" svg:height="1.196cm" svg:x="7.2cm" svg:y="6.9cm">
          <draw:text-box>
            <text:p><text:span text:style-name="T16">....</text:span></text:p>
          </draw:text-box>
        </draw:frame>
        <draw:frame draw:style-name="gr46" draw:text-style-name="P30" draw:layer="layout" svg:width="2.12cm" svg:height="1.196cm" svg:x="23.78cm" svg:y="7cm">
          <draw:text-box>
            <text:p><text:span text:style-name="T16">....</text:span></text:p>
          </draw:text-box>
        </draw:frame>
        <draw:line draw:style-name="gr40" draw:text-style-name="P7" draw:layer="layout" svg:x1="9cm" svg:y1="7.5cm" svg:x2="7.5cm" svg:y2="7.5cm">
          <text:p/>
        </draw:line>
        <draw:line draw:style-name="gr40" draw:text-style-name="P7" draw:layer="layout" svg:x1="9cm" svg:y1="8.019cm" svg:x2="7.5cm" svg:y2="8.019cm">
          <text:p/>
        </draw:line>
        <draw:line draw:style-name="gr40" draw:text-style-name="P7" draw:layer="layout" svg:x1="25.399cm" svg:y1="8.019cm" svg:x2="23.8cm" svg:y2="8.019cm">
          <text:p/>
        </draw:line>
        <draw:line draw:style-name="gr40" draw:text-style-name="P7" draw:layer="layout" svg:x1="25.399cm" svg:y1="7.5cm" svg:x2="23.8cm" svg:y2="7.5cm">
          <text:p/>
        </draw:line>
        <draw:line draw:style-name="gr40" draw:text-style-name="P7" draw:layer="layout" svg:x1="20.8cm" svg:y1="11.22cm" svg:x2="19.201cm" svg:y2="11.22cm">
          <text:p/>
        </draw:line>
        <draw:line draw:style-name="gr40" draw:text-style-name="P7" draw:layer="layout" svg:x1="20.8cm" svg:y1="10.701cm" svg:x2="19.201cm" svg:y2="10.701cm">
          <text:p/>
        </draw:line>
        <draw:frame draw:style-name="gr46" draw:text-style-name="P30" draw:layer="layout" svg:width="2.12cm" svg:height="1.196cm" svg:x="19.18cm" svg:y="9.9cm">
          <draw:text-box>
            <text:p><text:span text:style-name="T16">....</text:span></text:p>
          </draw:text-box>
        </draw:frame>
        <draw:custom-shape draw:style-name="gr11" draw:text-style-name="P7" draw:layer="layout" svg:width="0.487cm" svg:height="4.879cm" draw:transform="rotate (1.56241874638503) translate (14.045cm 8.5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3" draw:text-style-name="P29" draw:layer="layout" svg:width="5.926cm" svg:height="0.75cm" svg:x="13.1cm" svg:y="8.39cm">
          <draw:text-box>
            <text:p text:style-name="P27"><text:span text:style-name="T14">00000001</text:span><text:span text:style-name="T15">0000000000000007</text:span></text:p>
          </draw:text-box>
        </draw:frame>
        <draw:custom-shape draw:style-name="gr47" draw:text-style-name="P24" draw:layer="layout" svg:width="5.913cm" svg:height="0.876cm" svg:x="17.587cm" svg:y="9.287cm">
          <text:p text:style-name="P11"><text:span text:style-name="T3">リカバリ後は、</text:span><text:span text:style-name="T3">TimeLineId</text:span><text:span text:style-name="T3">の異なる</text:span></text:p>
          <text:p text:style-name="P11"><text:span text:style-name="T3">WAL</text:span><text:span text:style-name="T3">ログに書き込む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73.38518769023 32683.23831242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7" draw:layer="layout" svg:width="1cm" svg:height="0.5cm" svg:x="16.6cm" svg:y="10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4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office:forms form:automatic-focus="false" form:apply-design-mode="false"/>
        <draw:line draw:style-name="gr32" draw:text-style-name="P7" draw:layer="layout" svg:x1="3.932cm" svg:y1="3.602cm" svg:x2="18cm" svg:y2="3.6cm">
          <text:p/>
        </draw:line>
        <draw:frame draw:style-name="gr29" draw:text-style-name="P23" draw:layer="layout" svg:width="1.891cm" svg:height="0.725cm" svg:x="3.712cm" svg:y="2.763cm">
          <draw:text-box>
            <text:p text:style-name="P22"><text:span text:style-name="T11">11:00:00</text:span></text:p>
          </draw:text-box>
        </draw:frame>
        <draw:frame draw:style-name="gr29" draw:text-style-name="P23" draw:layer="layout" svg:width="1.891cm" svg:height="0.725cm" svg:x="7.396cm" svg:y="2.785cm">
          <draw:text-box>
            <text:p text:style-name="P22"><text:span text:style-name="T11">12:00:00</text:span></text:p>
          </draw:text-box>
        </draw:frame>
        <draw:frame draw:style-name="gr33" draw:text-style-name="P23" draw:layer="layout" svg:width="3.106cm" svg:height="0.96cm" svg:x="14.609cm" svg:y="5.186cm">
          <draw:text-box>
            <text:p text:style-name="P22"><text:span text:style-name="T11">TimeLine ID = 2</text:span></text:p>
          </draw:text-box>
        </draw:frame>
        <draw:polyline draw:style-name="gr49" draw:text-style-name="P7" draw:layer="layout" svg:width="5.902cm" svg:height="1.899cm" svg:x="8.501cm" svg:y="3.6cm" svg:viewBox="0 0 5903 1900" draw:points="5903,1900 499,1900 416,1900 0,0">
          <text:p/>
        </draw:polyline>
        <draw:polyline draw:style-name="gr50" draw:text-style-name="P7" draw:layer="layout" svg:width="5.902cm" svg:height="0.999cm" svg:x="11.902cm" svg:y="3.6cm" svg:viewBox="0 0 5903 1000" draw:points="5903,1000 499,1000 416,1000 0,0">
          <text:p/>
        </draw:polyline>
        <draw:frame draw:style-name="gr33" draw:text-style-name="P23" draw:layer="layout" svg:width="3.106cm" svg:height="0.96cm" svg:x="18.209cm" svg:y="3.186cm">
          <draw:text-box>
            <text:p text:style-name="P22"><text:span text:style-name="T11">TimeLine ID = 1</text:span></text:p>
          </draw:text-box>
        </draw:frame>
        <draw:frame draw:style-name="gr33" draw:text-style-name="P31" draw:layer="layout" svg:width="3.106cm" svg:height="0.96cm" svg:x="18.209cm" svg:y="4.086cm">
          <draw:text-box>
            <text:p text:style-name="P22"><text:span text:style-name="T17">TimeLine ID = 3</text:span></text:p>
          </draw:text-box>
        </draw:frame>
        <draw:line draw:style-name="gr51" draw:text-style-name="P7" draw:layer="layout" svg:x1="3.9cm" svg:y1="3.6cm" svg:x2="11.9cm" svg:y2="3.6cm">
          <text:p/>
        </draw:line>
        <draw:custom-shape draw:style-name="gr24" draw:text-style-name="P24" draw:layer="layout" svg:width="6.7cm" svg:height="1.2cm" svg:x="13.3cm" svg:y="1.6cm">
          <text:p text:style-name="P11"><text:span text:style-name="T3">TimeLineID=1</text:span><text:span text:style-name="T3">を辿って、再度リカバリする</text:span></text:p>
          <draw:enhanced-geometry svg:viewBox="0 0 21600 21600" draw:glue-points="10800 0 0 10800 10800 21600 21600 10800 ?f40 ?f41" draw:text-areas="0 0 21600 21600" draw:type="rectangular-callout" draw:modifiers="-4461.18489777645 34980.84929225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2" draw:text-style-name="P7" draw:layer="layout" svg:x1="3.933cm" svg:y1="11.402cm" svg:x2="18.001cm" svg:y2="11.4cm">
          <text:p/>
        </draw:line>
        <draw:frame draw:style-name="gr29" draw:text-style-name="P23" draw:layer="layout" svg:width="1.891cm" svg:height="0.725cm" svg:x="3.713cm" svg:y="10.563cm">
          <draw:text-box>
            <text:p text:style-name="P22"><text:span text:style-name="T11">11:00:00</text:span></text:p>
          </draw:text-box>
        </draw:frame>
        <draw:frame draw:style-name="gr29" draw:text-style-name="P23" draw:layer="layout" svg:width="1.891cm" svg:height="0.725cm" svg:x="7.397cm" svg:y="10.585cm">
          <draw:text-box>
            <text:p text:style-name="P22"><text:span text:style-name="T11">12:00:00</text:span></text:p>
          </draw:text-box>
        </draw:frame>
        <draw:frame draw:style-name="gr33" draw:text-style-name="P23" draw:layer="layout" svg:width="3.106cm" svg:height="0.96cm" svg:x="14.41cm" svg:y="13.586cm">
          <draw:text-box>
            <text:p text:style-name="P22"><text:span text:style-name="T11">TimeLine ID = 2</text:span></text:p>
          </draw:text-box>
        </draw:frame>
        <draw:polyline draw:style-name="gr49" draw:text-style-name="P7" draw:layer="layout" svg:width="5.902cm" svg:height="2.599cm" svg:x="8.502cm" svg:y="11.4cm" svg:viewBox="0 0 5903 2600" draw:points="5903,2600 499,2600 416,2600 0,0">
          <text:p/>
        </draw:polyline>
        <draw:path draw:style-name="gr52" draw:text-style-name="P7" draw:layer="layout" svg:width="3.596cm" svg:height="0.999cm" svg:x="11.903cm" svg:y="11.4cm" svg:viewBox="0 0 3597 1000" svg:d="M3597 1000c-1098 0-2195 0-3293 0-17 0-34 0-51 0-84-333-169-667-253-1000">
          <text:p/>
        </draw:path>
        <draw:frame draw:style-name="gr33" draw:text-style-name="P23" draw:layer="layout" svg:width="3.106cm" svg:height="0.96cm" svg:x="18.21cm" svg:y="10.986cm">
          <draw:text-box>
            <text:p text:style-name="P22"><text:span text:style-name="T11">TimeLine ID = 1</text:span></text:p>
          </draw:text-box>
        </draw:frame>
        <draw:frame draw:style-name="gr33" draw:text-style-name="P23" draw:layer="layout" svg:width="3.106cm" svg:height="0.96cm" svg:x="18.21cm" svg:y="11.886cm">
          <draw:text-box>
            <text:p text:style-name="P22"><text:span text:style-name="T11">TimeLine ID = 3</text:span></text:p>
          </draw:text-box>
        </draw:frame>
        <draw:path draw:style-name="gr51" draw:text-style-name="P7" draw:layer="layout" svg:width="7.999cm" svg:height="0cm" svg:x="3.901cm" svg:y="11.4cm" svg:viewBox="0 0 8000 0" svg:d="M0 0c2667 0 5333 0 8000 0">
          <text:p/>
        </draw:path>
        <draw:path draw:style-name="gr50" draw:text-style-name="P7" draw:layer="layout" svg:width="2.395cm" svg:height="0.999cm" svg:x="15.504cm" svg:y="12.4cm" svg:viewBox="0 0 2396 1000" svg:d="M2396 1000c-731 0-1462 0-2193 0-12 0-23 0-34 0-56-333-113-667-169-1000">
          <text:p/>
        </draw:path>
        <draw:line draw:style-name="gr31" draw:text-style-name="P7" draw:layer="layout" svg:x1="15.5cm" svg:y1="12.4cm" svg:x2="18cm" svg:y2="12.4cm">
          <text:p/>
        </draw:line>
        <draw:frame draw:style-name="gr33" draw:text-style-name="P31" draw:layer="layout" svg:width="3.106cm" svg:height="0.96cm" svg:x="18.21cm" svg:y="13.086cm">
          <draw:text-box>
            <text:p text:style-name="P22"><text:span text:style-name="T17">TimeLine ID = 4</text:span></text:p>
          </draw:text-box>
        </draw:frame>
        <draw:frame draw:style-name="gr29" draw:text-style-name="P23" draw:layer="layout" svg:width="1.891cm" svg:height="0.725cm" svg:x="10.997cm" svg:y="2.785cm">
          <draw:text-box>
            <text:p text:style-name="P22"><text:span text:style-name="T11">13:00:00</text:span></text:p>
          </draw:text-box>
        </draw:frame>
        <draw:frame draw:style-name="gr29" draw:text-style-name="P23" draw:layer="layout" svg:width="1.891cm" svg:height="0.725cm" svg:x="10.998cm" svg:y="10.585cm">
          <draw:text-box>
            <text:p text:style-name="P22"><text:span text:style-name="T11">13:00:00</text:span></text:p>
          </draw:text-box>
        </draw:frame>
        <draw:frame draw:style-name="gr29" draw:text-style-name="P23" draw:layer="layout" svg:width="1.891cm" svg:height="0.725cm" svg:x="14.599cm" svg:y="10.585cm">
          <draw:text-box>
            <text:p text:style-name="P22"><text:span text:style-name="T11">14:46:00</text:span></text:p>
          </draw:text-box>
        </draw:frame>
        <presentation:notes draw:style-name="dp2">
          <draw:page-thumbnail draw:style-name="gr14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-45_20_Degrees" draw:display-name="Black -45 Degrees" draw:style="single" draw:color="#c0c0c0" draw:distance="0.1cm" draw:rotation="3150"/>
    <draw:hatch draw:name="Black_20_45_20_Degrees" draw:display-name="Black 45 Degrees" draw:style="single" draw:color="#0066cc" draw:distance="0.1cm" draw:rotation="450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otted" draw:display-name="Fine Dotted" draw:style="rect" draw:dots1="1" draw:distance="0.25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さざなみゴシック" style:font-family-generic="roman" style:font-pitch="variable" fo:font-size="18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18pt" style:font-style-asian="normal" style:font-weight-asian="normal" style:font-family-complex="さざなみ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さざなみ明朝" style:font-family-generic="roman" style:font-pitch="variable" fo:font-size="12pt" fo:language="en" fo:country="US" style:font-family-asian="さざなみゴシック" style:font-family-generic-asian="swiss" style:font-pitch-asian="variable" style:language-asian="ja" style:country-asian="JP" style:font-family-complex="さざなみ明朝" style:font-family-generic-complex="roman" style:font-pitch-complex="variable" style:font-size-complex="12pt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さざなみゴシック" style:font-family-generic="swiss" style:font-pitch="variable" fo:font-size="14pt" fo:language="en" fo:country="US" style:language-asian="ja" style:country-asian="JP" style:font-family-complex="さざなみゴシック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さざなみ明朝" style:font-family-generic="roman" style:font-pitch="variable" fo:font-size="12pt" fo:language="en" fo:country="US" style:font-family-asian="さざなみゴシック" style:font-family-generic-asian="swiss" style:font-pitch-asian="variable" style:language-asian="ja" style:country-asian="JP" style:font-family-complex="さざなみ明朝" style:font-family-generic-complex="roman" style:font-pitch-complex="variable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style:use-window-font-color="true" fo:font-family="さざなみゴシック" style:font-family-generic="swiss" style:font-pitch="variable" fo:font-size="14pt" fo:language="en" fo:country="US" fo:font-style="italic" fo:font-weight="bold" style:language-asian="ja" style:country-asian="JP" style:font-family-complex="さざなみゴシック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graphic">
      <style:paragraph-properties fo:margin-top="0cm" fo:margin-bottom="0.374cm" style:text-autospace="none"/>
      <style:text-properties style:use-window-font-color="true" fo:font-family="さざなみ明朝" style:font-family-generic="roman" style:font-pitch="variable" fo:font-size="12pt" fo:language="en" fo:country="US" style:font-family-asian="さざなみゴシック" style:font-family-generic-asian="swiss" style:font-pitch-asian="variable" style:language-asian="ja" style:country-asian="JP" style:font-family-complex="さざなみ明朝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さざなみ明朝" style:font-family-generic="roman" style:font-pitch="variable" fo:font-size="12pt" fo:language="en" fo:country="US" style:font-family-asian="さざなみゴシック" style:font-family-generic-asian="swiss" style:font-pitch-asian="variable" style:language-asian="ja" style:country-asian="JP" style:font-family-complex="さざなみ明朝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さざなみ明朝" style:font-family-generic="roman" style:font-pitch="variable" fo:font-size="12pt" fo:language="en" fo:country="US" fo:font-style="italic" style:font-family-asian="さざなみゴシック" style:font-family-generic-asian="swiss" style:font-pitch-asian="variable" style:language-asian="ja" style:country-asian="JP" style:font-family-complex="さざなみ明朝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さざなみ明朝" style:font-family-generic="roman" style:font-pitch="variable" fo:font-size="12pt" fo:language="en" fo:country="US" style:font-family-asian="さざなみゴシック" style:font-family-generic-asian="swiss" style:font-pitch-asian="variable" style:language-asian="ja" style:country-asian="JP" style:font-family-complex="さざなみ明朝" style:font-family-generic-complex="roman" style:font-pitch-complex="variable" style:font-size-complex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さざなみゴシック" style:font-family-generic="roman" style:font-pitch="variable" fo:font-size="20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20pt" style:font-style-asian="normal" style:font-weight-asian="normal" style:font-family-complex="さざなみ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さざなみゴシック" style:font-family-generic="roman" style:font-pitch="variable" fo:font-size="44pt" fo:font-style="normal" fo:text-shadow="none" style:text-underline-style="none" fo:font-weight="normal" style:letter-kerning="true" style:font-family-asian="さざなみゴシック" style:font-family-generic-asian="system" style:font-pitch-asian="variable" style:font-size-asian="44pt" style:font-style-asian="normal" style:font-weight-asian="normal" style:font-family-complex="さざなみ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suzuki hironobu</meta:initial-creator>
    <meta:creation-date>2011-12-23T12:33:18</meta:creation-date>
    <meta:editing-duration>P15DT21H29M53S</meta:editing-duration>
    <meta:editing-cycles>400</meta:editing-cycles>
    <dc:date>2018-08-11T03:29:10</dc:date>
    <meta:generator>OpenOffice/4.1.3$Unix OpenOffice.org_project/413m1$Build-9783</meta:generator>
    <meta:document-statistic meta:object-count="184"/>
  </office:meta>
</office:document-meta>
</file>